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d9e60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Lucida Sans" fo:font-size="12pt" fo:font-weight="bold" officeooo:paragraph-rsid="0019b515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Lucida Sans" officeooo:rsid="0019b515" officeooo:paragraph-rsid="001d9e60"/>
    </style:style>
    <style:style style:name="P9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10" style:family="paragraph" style:parent-style-name="Standard">
      <style:paragraph-properties fo:text-align="start" style:justify-single-word="false" style:writing-mode="lr-tb"/>
      <style:text-properties officeooo:rsid="0019b515" officeooo:paragraph-rsid="001bae1c"/>
    </style:style>
    <style:style style:name="P11" style:family="paragraph" style:parent-style-name="Standard">
      <style:paragraph-properties fo:text-align="start" style:justify-single-word="false" style:writing-mode="lr-tb"/>
      <style:text-properties officeooo:rsid="0019b515" officeooo:paragraph-rsid="0023dc84"/>
    </style:style>
    <style:style style:name="P12" style:family="paragraph" style:parent-style-name="Standard">
      <style:text-properties officeooo:rsid="001bae1c" officeooo:paragraph-rsid="001bae1c"/>
    </style:style>
    <style:style style:name="P13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14" style:family="paragraph" style:parent-style-name="Standard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 style:writing-mode="lr-tb"/>
      <style:text-properties officeooo:rsid="00246860" officeooo:paragraph-rsid="00246860"/>
    </style:style>
    <style:style style:name="P15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 style:writing-mode="lr-tb"/>
      <style:text-properties officeooo:rsid="00246860" officeooo:paragraph-rsid="00246860"/>
    </style:style>
    <style:style style:name="P16" style:family="paragraph" style:parent-style-name="Standard" style:master-page-name="">
      <loext:graphic-properties draw:fill="none"/>
      <style:paragraph-properties fo:margin-left="2cm" fo:margin-right="0cm" fo:text-align="start" style:justify-single-word="false" fo:text-indent="0cm" style:auto-text-indent="false" style:page-number="auto" fo:background-color="transparent" style:writing-mode="lr-tb"/>
      <style:text-properties officeooo:rsid="002730bc" officeooo:paragraph-rsid="002730bc"/>
    </style:style>
    <style:style style:name="P17" style:family="paragraph" style:parent-style-name="Standard">
      <loext:graphic-properties draw:fill="none"/>
      <style:paragraph-properties fo:margin-left="2cm" fo:margin-right="0cm" fo:text-align="start" style:justify-single-word="false" fo:text-indent="0cm" style:auto-text-indent="false" fo:background-color="transparent" style:writing-mode="lr-tb"/>
      <style:text-properties officeooo:rsid="002730bc" officeooo:paragraph-rsid="002730bc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1d57c4"/>
    </style:style>
    <style:style style:name="P19" style:family="paragraph" style:parent-style-name="Standard" style:list-style-name="WWNum1">
      <style:paragraph-properties fo:margin-left="1.905cm" fo:margin-right="0cm" fo:text-align="start" style:justify-single-word="false" fo:text-indent="0cm" style:auto-text-indent="false" style:writing-mode="lr-tb"/>
      <style:text-properties officeooo:paragraph-rsid="001d91a8"/>
    </style:style>
    <style:style style:name="P20" style:family="paragraph" style:parent-style-name="Standard" style:list-style-name="WWNum1">
      <style:paragraph-properties fo:text-align="start" style:justify-single-word="false" style:writing-mode="lr-tb"/>
      <style:text-properties officeooo:paragraph-rsid="001d9e60"/>
    </style:style>
    <style:style style:name="P21" style:family="paragraph" style:parent-style-name="Standard" style:list-style-name="WWNum1">
      <style:paragraph-properties fo:text-align="start" style:justify-single-word="false" style:writing-mode="lr-tb"/>
      <style:text-properties officeooo:paragraph-rsid="0023dc84"/>
    </style:style>
    <style:style style:name="P22" style:family="paragraph" style:parent-style-name="Standard" style:list-style-name="WWNum1">
      <style:paragraph-properties fo:text-align="start" style:justify-single-word="false" style:writing-mode="lr-tb"/>
      <style:text-properties officeooo:paragraph-rsid="00246860"/>
    </style:style>
    <style:style style:name="P23" style:family="paragraph" style:parent-style-name="Standard" style:list-style-name="WWNum1">
      <style:paragraph-properties fo:text-align="start" style:justify-single-word="false" style:writing-mode="lr-tb"/>
      <style:text-properties officeooo:paragraph-rsid="0029237a"/>
    </style:style>
    <style:style style:name="P24" style:family="paragraph" style:parent-style-name="Standard" style:list-style-name="WWNum1" style:master-page-name="">
      <loext:graphic-properties draw:fill="none"/>
      <style:paragraph-properties fo:margin-left="1.9cm" fo:margin-right="0cm" fo:text-align="start" style:justify-single-word="false" fo:text-indent="0cm" style:auto-text-indent="false" style:page-number="auto" fo:background-color="transparent">
        <style:tab-stops>
          <style:tab-stop style:position="0.688cm"/>
        </style:tab-stops>
      </style:paragraph-properties>
    </style:style>
    <style:style style:name="P25" style:family="paragraph" style:parent-style-name="Standard" style:list-style-name="WWNum1">
      <style:paragraph-properties fo:text-align="start" style:justify-single-word="false" style:writing-mode="lr-tb"/>
      <style:text-properties style:font-name="Lucida Sans" officeooo:rsid="0019b515" officeooo:paragraph-rsid="001d9e60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Lucida Sans" officeooo:rsid="0022dd68" officeooo:paragraph-rsid="00215c2c"/>
    </style:style>
    <style:style style:name="P27" style:family="paragraph" style:parent-style-name="Standard">
      <style:text-properties style:font-name="Lucida Sans" officeooo:rsid="00246860" officeooo:paragraph-rsid="0023dc84"/>
    </style:style>
    <style:style style:name="P28" style:family="paragraph" style:parent-style-name="Standard">
      <style:text-properties style:font-name="Lucida Sans" officeooo:rsid="00246860" officeooo:paragraph-rsid="002c89f6"/>
    </style:style>
    <style:style style:name="P29" style:family="paragraph" style:parent-style-name="Standard" style:list-style-name="WWNum1">
      <style:paragraph-properties fo:text-align="start" style:justify-single-word="false" style:writing-mode="lr-tb"/>
      <style:text-properties officeooo:rsid="00215c2c" officeooo:paragraph-rsid="00215c2c"/>
    </style:style>
    <style:style style:name="P30" style:family="paragraph" style:parent-style-name="Standard" style:list-style-name="WWNum1">
      <style:paragraph-properties fo:text-align="start" style:justify-single-word="false" style:writing-mode="lr-tb"/>
      <style:text-properties officeooo:rsid="00246860" officeooo:paragraph-rsid="00246860"/>
    </style:style>
    <style:style style:name="P31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 style:writing-mode="lr-tb"/>
      <style:text-properties officeooo:rsid="00246860" officeooo:paragraph-rsid="00246860"/>
    </style:style>
    <style:style style:name="P32" style:family="paragraph" style:parent-style-name="Standard" style:list-style-name="WWNum1">
      <style:paragraph-properties fo:text-align="start" style:justify-single-word="false" style:writing-mode="lr-tb"/>
      <style:text-properties style:font-name="Lucida Sans1" officeooo:rsid="00246860" officeooo:paragraph-rsid="00246860"/>
    </style:style>
    <style:style style:name="P33" style:family="paragraph" style:parent-style-name="Standard" style:list-style-name="WWNum1">
      <style:paragraph-properties fo:text-align="start" style:justify-single-word="false" style:writing-mode="lr-tb"/>
      <style:text-properties style:font-name="Lucida Sans1" officeooo:rsid="002730bc" officeooo:paragraph-rsid="002730bc"/>
    </style:style>
    <style:style style:name="P34" style:family="paragraph" style:parent-style-name="Standard" style:list-style-name="WWNum1">
      <loext:graphic-properties draw:fill="none"/>
      <style:paragraph-properties fo:margin-left="1.9cm" fo:margin-right="0cm" fo:text-align="start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fo:color="#000000" loext:opacity="100%" style:font-name="Monospace" fo:font-size="10pt" style:font-size-asian="10pt"/>
    </style:style>
    <style:style style:name="P35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style:font-name="Arial Black" officeooo:rsid="002c89f6" officeooo:paragraph-rsid="002c89f6"/>
    </style:style>
    <style:style style:name="P36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style:font-name="Arial Black" officeooo:rsid="002c89f6" officeooo:paragraph-rsid="002cd462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loext:opacity="100%" style:font-name="Arial Black" officeooo:rsid="002c89f6" officeooo:paragraph-rsid="002c89f6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loext:opacity="100%" style:font-name="Arial Black" officeooo:rsid="002c89f6" officeooo:paragraph-rsid="002cd462"/>
    </style:style>
    <style:style style:name="P39" style:family="paragraph" style:parent-style-name="Standard" style:master-page-name="">
      <loext:graphic-properties draw:fill="none"/>
      <style:paragraph-properties fo:margin-left="1.199cm" fo:margin-right="0cm" fo:text-align="start" style:justify-single-word="false" fo:text-indent="0cm" style:auto-text-indent="false" style:page-number="auto" fo:background-color="transparent" style:writing-mode="lr-tb"/>
      <style:text-properties fo:color="#000000" loext:opacity="100%" style:font-name="Arial Black" officeooo:paragraph-rsid="002c89f6"/>
    </style:style>
    <style:style style:name="P40" style:family="paragraph" style:parent-style-name="Standard">
      <loext:graphic-properties draw:fill="none"/>
      <style:paragraph-properties fo:margin-left="1.199cm" fo:margin-right="0cm" style:line-height-at-least="0.503cm" fo:text-align="start" style:justify-single-word="false" fo:text-indent="0cm" style:auto-text-indent="false" fo:background-color="transparent" style:writing-mode="lr-tb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41" style:family="paragraph" style:parent-style-name="Standard">
      <loext:graphic-properties draw:fill="none"/>
      <style:paragraph-properties fo:margin-left="1cm" fo:margin-right="0cm" style:line-height-at-least="0.503cm" fo:text-align="start" style:justify-single-word="false" fo:text-indent="0cm" style:auto-text-indent="false" fo:background-color="transparent" style:writing-mode="lr-tb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42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 style:writing-mode="lr-tb"/>
      <style:text-properties fo:color="#000000" loext:opacity="100%" style:font-name="Liberation Serif" fo:font-size="12pt" fo:font-weight="normal" officeooo:rsid="002c89f6" officeooo:paragraph-rsid="002cd462" fo:background-color="transparent" style:font-size-asian="12pt" style:font-size-complex="12pt"/>
    </style:style>
    <style:style style:name="P43" style:family="paragraph" style:parent-style-name="Standard">
      <loext:graphic-properties draw:fill="none"/>
      <style:paragraph-properties fo:margin-left="1.199cm" fo:margin-right="0cm" style:line-height-at-least="0.503cm" fo:text-align="start" style:justify-single-word="false" fo:text-indent="0cm" style:auto-text-indent="false" fo:background-color="transparent" style:writing-mode="lr-tb"/>
      <style:text-properties fo:color="#000000" loext:opacity="100%" style:font-name="Liberation Serif" fo:font-size="12pt" fo:background-color="transparent" style:font-size-asian="12pt" style:font-size-complex="12pt"/>
    </style:style>
    <style:style style:name="P44" style:family="paragraph" style:parent-style-name="Standard">
      <loext:graphic-properties draw:fill="none"/>
      <style:paragraph-properties fo:margin-left="1cm" fo:margin-right="0cm" style:line-height-at-least="0.503cm" fo:text-align="start" style:justify-single-word="false" fo:text-indent="0cm" style:auto-text-indent="false" fo:background-color="transparent" style:writing-mode="lr-tb"/>
      <style:text-properties fo:color="#000000" loext:opacity="100%" style:font-name="Liberation Serif" fo:font-size="12pt" fo:background-color="transparent" style:font-size-asian="12pt" style:font-size-complex="12pt"/>
    </style:style>
    <style:style style:name="P45" style:family="paragraph" style:parent-style-name="Standard">
      <style:paragraph-properties fo:text-align="start" style:justify-single-word="false" style:writing-mode="lr-tb"/>
      <style:text-properties fo:color="#55308d" loext:opacity="100%" style:font-name="Arial Black" officeooo:rsid="00201e77" officeooo:paragraph-rsid="00215c2c"/>
    </style:style>
    <style:style style:name="P46" style:family="paragraph" style:parent-style-name="Standard">
      <loext:graphic-properties draw:fill="none"/>
      <style:paragraph-properties fo:margin-left="1.9cm" fo:margin-right="0cm" fo:text-align="start" style:justify-single-word="false" fo:text-indent="0cm" style:auto-text-indent="false" fo:background-color="transparent">
        <style:tab-stops>
          <style:tab-stop style:position="0.688cm"/>
        </style:tab-stops>
      </style:paragraph-properties>
      <style:text-properties style:font-name="Monospace" fo:font-size="10pt" style:font-size-asian="10pt"/>
    </style:style>
    <style:style style:name="P47" style:family="paragraph" style:parent-style-name="Standard">
      <style:paragraph-properties fo:text-align="start" style:justify-single-word="false" style:writing-mode="lr-tb"/>
      <style:text-properties officeooo:rsid="0019b515" officeooo:paragraph-rsid="002c89f6"/>
    </style:style>
    <style:style style:name="T1" style:family="text">
      <style:text-properties style:font-name="Lucida Sans"/>
    </style:style>
    <style:style style:name="T2" style:family="text">
      <style:text-properties style:font-name="Lucida Sans" officeooo:rsid="0019b515"/>
    </style:style>
    <style:style style:name="T3" style:family="text">
      <style:text-properties style:font-name="Lucida Sans" officeooo:rsid="001d57c4"/>
    </style:style>
    <style:style style:name="T4" style:family="text">
      <style:text-properties style:font-name="Lucida Sans" officeooo:rsid="001d91a8"/>
    </style:style>
    <style:style style:name="T5" style:family="text">
      <style:text-properties style:font-name="Lucida Sans" officeooo:rsid="001d9e60"/>
    </style:style>
    <style:style style:name="T6" style:family="text">
      <style:text-properties style:font-name="Lucida Sans" officeooo:rsid="001f5bc8"/>
    </style:style>
    <style:style style:name="T7" style:family="text">
      <style:text-properties style:font-name="Lucida Sans" officeooo:rsid="00215c2c"/>
    </style:style>
    <style:style style:name="T8" style:family="text">
      <style:text-properties style:font-name="Lucida Sans" officeooo:rsid="0022dd68"/>
    </style:style>
    <style:style style:name="T9" style:family="text">
      <style:text-properties style:font-name="Lucida Sans" officeooo:rsid="00246860"/>
    </style:style>
    <style:style style:name="T10" style:family="text">
      <style:text-properties style:font-name="Lucida Sans" officeooo:rsid="0023dc84"/>
    </style:style>
    <style:style style:name="T11" style:family="text">
      <style:text-properties style:font-name="Lucida Sans" officeooo:rsid="002c89f6"/>
    </style:style>
    <style:style style:name="T12" style:family="text">
      <style:text-properties style:font-name="Lucida Sans" officeooo:rsid="002cd462"/>
    </style:style>
    <style:style style:name="T13" style:family="text">
      <style:text-properties style:font-name="Arial Black" fo:font-size="15pt" style:font-size-asian="15pt" style:font-size-complex="15pt"/>
    </style:style>
    <style:style style:name="T14" style:family="text">
      <style:text-properties style:font-name="Arial Black" fo:font-size="15pt" officeooo:rsid="0019b515" style:font-size-asian="15pt" style:font-size-complex="15pt"/>
    </style:style>
    <style:style style:name="T15" style:family="text">
      <style:text-properties style:font-name="Arial Black" fo:font-size="15pt" officeooo:rsid="00215c2c" style:font-size-asian="15pt" style:font-size-complex="15pt"/>
    </style:style>
    <style:style style:name="T16" style:family="text">
      <style:text-properties fo:color="#55308d" loext:opacity="100%" style:font-name="Arial Black"/>
    </style:style>
    <style:style style:name="T17" style:family="text">
      <style:text-properties fo:color="#55308d" loext:opacity="100%" style:font-name="Arial Black" officeooo:rsid="001d57c4"/>
    </style:style>
    <style:style style:name="T18" style:family="text">
      <style:text-properties fo:color="#55308d" loext:opacity="100%" style:font-name="Arial Black" officeooo:rsid="00215c2c"/>
    </style:style>
    <style:style style:name="T19" style:family="text">
      <style:text-properties fo:color="#55308d" loext:opacity="100%" style:font-name="Arial Black" officeooo:rsid="00296e23"/>
    </style:style>
    <style:style style:name="T20" style:family="text">
      <style:text-properties fo:color="#168253" loext:opacity="100%" style:font-name="Lucida Sans" officeooo:rsid="001d57c4"/>
    </style:style>
    <style:style style:name="T21" style:family="text">
      <style:text-properties fo:color="#168253" loext:opacity="100%" style:font-name="Lucida Sans" officeooo:rsid="001d91a8"/>
    </style:style>
    <style:style style:name="T22" style:family="text">
      <style:text-properties fo:color="#000000" loext:opacity="100%" style:font-name="Monospace" fo:font-size="10pt" style:font-size-asian="10pt"/>
    </style:style>
    <style:style style:name="T23" style:family="text">
      <style:text-properties fo:color="#000000" loext:opacity="100%" style:font-name="Monospace" fo:font-size="10pt" officeooo:rsid="00246860" style:font-size-asian="10pt"/>
    </style:style>
    <style:style style:name="T24" style:family="text">
      <style:text-properties fo:color="#2aa198" loext:opacity="100%" style:font-name="Monospace" fo:font-size="10pt" style:font-size-asian="10pt"/>
    </style:style>
    <style:style style:name="T25" style:family="text">
      <style:text-properties fo:color="#7f0055" loext:opacity="100%" style:font-name="Monospace" fo:font-size="10pt" fo:font-weight="bold" style:font-size-asian="10pt" style:font-weight-asian="bold"/>
    </style:style>
    <style:style style:name="T26" style:family="text">
      <style:text-properties fo:color="#7f0055" loext:opacity="100%" style:font-name="Monospace" fo:font-size="10pt" fo:font-weight="bold" officeooo:rsid="00246860" style:font-size-asian="10pt" style:font-weight-asian="bold"/>
    </style:style>
    <style:style style:name="T27" style:family="text">
      <style:text-properties fo:color="#6a3e3e" loext:opacity="100%" style:font-name="Monospace" fo:font-size="10pt" style:font-size-asian="10pt"/>
    </style:style>
    <style:style style:name="T28" style:family="text">
      <style:text-properties officeooo:rsid="00256e1b"/>
    </style:style>
    <style:style style:name="T29" style:family="text">
      <style:text-properties style:font-name="Lucida Sans1" officeooo:rsid="0029237a"/>
    </style:style>
    <style:style style:name="T30" style:family="text">
      <style:text-properties officeooo:rsid="002c89f6"/>
    </style:style>
    <style:style style:name="T31" style:family="text">
      <style:text-properties fo:color="#808080" loext:opacity="100%"/>
    </style:style>
    <style:style style:name="T32" style:family="text">
      <style:text-properties fo:color="#808080" loext:opacity="100%" style:font-name="Lucida Sans" officeooo:rsid="002cd462"/>
    </style:style>
    <style:style style:name="T33" style:family="text">
      <style:text-properties fo:color="#569cd6" loext:opacity="100%"/>
    </style:style>
    <style:style style:name="T34" style:family="text">
      <style:text-properties fo:color="#569cd6" loext:opacity="100%" style:font-name="Lucida Sans" officeooo:rsid="002cd462"/>
    </style:style>
    <style:style style:name="T35" style:family="text">
      <style:text-properties fo:color="#c586c0" loext:opacity="100%"/>
    </style:style>
    <style:style style:name="T36" style:family="text">
      <style:text-properties fo:color="#d4d4d4" loext:opacity="100%"/>
    </style:style>
    <style:style style:name="T37" style:family="text">
      <style:text-properties fo:color="#9cdcfe" loext:opacity="100%"/>
    </style:style>
    <style:style style:name="T38" style:family="text">
      <style:text-properties fo:color="#ce9178" loext:opacity="100%"/>
    </style:style>
    <style:style style:name="T39" style:family="text">
      <style:text-properties fo:color="#dcdcaa" loext:opacity="100%"/>
    </style:style>
    <style:style style:name="T40" style:family="text">
      <style:text-properties fo:color="#b5cea8" loext:opacity="100%"/>
    </style:style>
    <style:style style:name="T41" style:family="text">
      <style:text-properties fo:color="#d7ba7d" loext:opacity="100%"/>
    </style:style>
    <style:style style:name="T42" style:family="text">
      <style:text-properties style:font-name="Liberation Serif" fo:font-size="12pt" fo:font-weight="normal" fo:background-color="transparent" loext:char-shading-value="0" style:font-size-asian="12pt" style:font-size-complex="12pt"/>
    </style:style>
    <style:style style:name="T43" style:family="text">
      <style:text-properties officeooo:rsid="002cd462"/>
    </style:style>
    <style:style style:name="T44" style:family="text">
      <style:text-properties fo:color="#4fc1ff" loext:opacity="100%"/>
    </style:style>
    <style:style style:name="T45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3"><text:bookmark-start text:name="__DdeLink__5365_2119247332"/><text:span text:style-name="T13">Tutoria</text:span><text:span text:style-name="T14">l </text:span><text:bookmark-end text:name="__DdeLink__5365_2119247332"/><text:span text:style-name="T15">Listando Chaves Disponiveis</text:span></text:p>
      <text:p text:style-name="P4"/>
      <text:p text:style-name="P1"/>
      <text:p text:style-name="P5">Projeto: Controle de empréstimo de chaves</text:p>
      <text:p text:style-name="P5"/>
      <text:p text:style-name="P5">Tecnologias: Spring Boot Rest e Svelte</text:p>
      <text:p text:style-name="P6"/>
      <text:p text:style-name="P7">Alunos:<text:line-break/>Gabriela Silva Rodrigues;</text:p>
      <text:p text:style-name="P7">Gustavo Machado Pontes;</text:p>
      <text:p text:style-name="P7">Mateus Alves Silva;<text:line-break/>Nathan Rodrigues dos Santos.</text:p>
      <text:p text:style-name="Standard"/>
      <text:p text:style-name="Standard"/>
      <text:p text:style-name="Standard"/>
      <text:p text:style-name="P9"><text:bookmark-start text:name="__DdeLink__1992_2575059525"/><text:bookmark-start text:name="__DdeLink__1996_2575059525"/><text:bookmark-start text:name="__DdeLink__1983_2575059525"/><text:span text:style-name="T17">I</text:span><text:bookmark-end text:name="__DdeLink__1992_2575059525"/><text:bookmark-end text:name="__DdeLink__1996_2575059525"/><text:bookmark-end text:name="__DdeLink__1983_2575059525"/><text:span text:style-name="T17">niciar o container</text:span></text:p>
      <text:list xml:id="list3560621512" text:style-name="WWNum1">
        <text:list-item>
          <text:p text:style-name="P18"><text:span text:style-name="T3">Abra o terminal</text:span><text:bookmark-start text:name="__DdeLink__2000_2575059525"/><text:span text:style-name="T3"> </text:span><text:bookmark-end text:name="__DdeLink__2000_2575059525"/><text:span text:style-name="T3">e digite o seguinte comando para iniciar o container com o mongo:</text:span></text:p>
          <text:p text:style-name="P19"><text:span text:style-name="T20">sudo </text:span><text:span text:style-name="T21">docker start mongo</text:span></text:p>
        </text:list-item>
      </text:list>
      <text:p text:style-name="Standard"/>
      <text:p text:style-name="P10"><text:bookmark-start text:name="__DdeLink__1983_25750595251"/><text:bookmark-start text:name="__DdeLink__2004_2575059525"/><text:bookmark-start text:name="__DdeLink__279_1332129084"/><text:bookmark-start text:name="__DdeLink__1992_25750595251"/><text:span text:style-name="T16">C</text:span><text:bookmark-end text:name="__DdeLink__1983_25750595251"/><text:bookmark-end text:name="__DdeLink__2004_2575059525"/><text:bookmark-end text:name="__DdeLink__1992_25750595251"/><text:span text:style-name="T18">onfiguração de acesso ao banco e modificação da porta do server</text:span></text:p>
      <text:p text:style-name="P12"/>
      <text:list xml:id="list190429938056560" text:continue-numbering="true" text:style-name="WWNum1">
        <text:list-item>
          <text:p text:style-name="P20"><text:span text:style-name="T4">Abra </text:span><text:span text:style-name="T5">o </text:span><text:span text:style-name="T7">projeto no eclipse e procure o arquivo application.properties localizados na pasta src/main/resources/</text:span><text:span text:style-name="T11">application.properties</text:span><text:span text:style-name="T7"> e digite:</text:span><text:bookmark-end text:name="__DdeLink__279_1332129084"/></text:p>
        </text:list-item>
      </text:list>
      <text:p text:style-name="P8"/>
      <text:p text:style-name="P2"><text:span text:style-name="T2"><text:tab/></text:span><text:span text:style-name="T22">spring.data.mongodb.host=</text:span><text:span text:style-name="T24">localhost</text:span></text:p>
      <text:p text:style-name="P3"><text:span text:style-name="T22"><text:s text:c="6"/>spring.data.mongodb.port=</text:span><text:span text:style-name="T24">27017</text:span></text:p>
      <text:p text:style-name="P3"><text:span text:style-name="T22"><text:s text:c="6"/>spring.data.mongodb.database=</text:span><text:span text:style-name="T24">emprestimo_chaves</text:span></text:p>
      <text:p text:style-name="P8"><text:span text:style-name="T22"><text:s text:c="6"/>server.port=</text:span><text:span text:style-name="T24">8081</text:span></text:p>
      <text:list xml:id="list190430802344559" text:continue-numbering="true" text:style-name="WWNum1">
        <text:list-header>
          <text:p text:style-name="P25"/>
        </text:list-header>
        <text:list-item>
          <text:p text:style-name="P29"><text:span text:style-name="T6">E</text:span><text:span text:style-name="T1">ssas configurações configuram o host, porta e a database do Banco de dados MongoDB a última linha modifica a porta do servidor Tomcat que está embutido no SpringBoot para que </text:span><text:span text:style-name="T8">a backend e frontend não utilizem a mesma porta;</text:span></text:p>
        </text:list-item>
      </text:list>
      <text:p text:style-name="P26"/>
      <text:p text:style-name="P11"><text:bookmark-start text:name="__DdeLink__1983_257505952512"/><text:bookmark-start text:name="__DdeLink__522_2389126711"/><text:bookmark-start text:name="__DdeLink__2004_25750595251"/><text:bookmark-start text:name="__DdeLink__324_1332129084"/><text:bookmark-start text:name="__DdeLink__1992_257505952512"/><text:span text:style-name="T16">C</text:span><text:bookmark-end text:name="__DdeLink__1983_257505952512"/><text:bookmark-end text:name="__DdeLink__2004_25750595251"/><text:bookmark-end text:name="__DdeLink__1992_257505952512"/><text:span text:style-name="T19">riação do DTO, Repository e Controller</text:span><text:bookmark-end text:name="__DdeLink__324_1332129084"/></text:p>
      <text:p text:style-name="P27"/>
      <text:list xml:id="list190430519487627" text:continue-numbering="true" text:style-name="WWNum1">
        <text:list-item>
          <text:p text:style-name="P21"><text:bookmark-start text:name="__DdeLink__515_2389126711"/><text:span text:style-name="T9">Crie os seguinte arquivos nos packages </text:span><text:span text:style-name="T11">fique atentos aos tipos de arquivos que são pedidos para selecionar corretamente no menu;</text:span><text:bookmark-end text:name="__DdeLink__515_2389126711"/><text:bookmark-end text:name="__DdeLink__522_2389126711"/><text:span text:style-name="T10"><text:line-break/></text:span></text:p>
        </text:list-item>
        <text:list-item>
          <text:p text:style-name="P30"><text:span text:style-name="T6">C</text:span><text:span text:style-name="T1">rie os seguinte arquivos dentro dos packages:</text:span></text:p>
          <text:list>
            <text:list-item>
              <text:p text:style-name="P32">Um Record dentr<text:span text:style-name="T30">o da pasta</text:span> dto com o nome ChaveRecordoDto para armazenar temporariamente os dados com o seguinte conteudo:</text:p>
              <text:p text:style-name="P22"><text:span text:style-name="T26">package</text:span><text:span text:style-name="T23"> com.GGMN.backend.dto;</text:span></text:p>
              <text:list>
                <text:list-item>
                  <text:list>
                    <text:list-header>
                      <text:p text:style-name="P24"><text:span text:style-name="T25">public</text:span><text:span text:style-name="T22"> </text:span><text:span text:style-name="T25">record</text:span><text:span text:style-name="T22"> ChaveRecordDto(String </text:span><text:span text:style-name="T27">nome</text:span><text:span text:style-name="T22">, String </text:span><text:span text:style-name="T27">situacao</text:span><text:span text:style-name="T22">, <text:s/></text:span><text:span text:style-name="T25">boolean</text:span><text:span text:style-name="T22"> <text:s text:c="12"/></text:span><text:span text:style-name="T27">status</text:span><text:span text:style-name="T22">) {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46"/>
      <text:list xml:id="list190431699594151" text:continue-numbering="true" text:style-name="WWNum1">
        <text:list-item>
          <text:list>
            <text:list-header>
              <text:p text:style-name="P34"><text:s text:c="8"/>}</text:p>
            </text:list-header>
            <text:list-item>
              <text:p text:style-name="P32">Uma interface no package <text:span text:style-name="T28">repository <text:s/>com o nome ChaveRepository que herda os métodos do MongoRepositoy que contem os comandos de persistência e busca no mongodb, digite o seguinte conteúdo:</text:span></text:p>
              <text:p text:style-name="P30"/>
            </text:list-item>
          </text:list>
        </text:list-item>
      </text:list>
      <text:p text:style-name="P14"><text:soft-page-break/>package com.GGMN.backend.repository;</text:p>
      <text:p text:style-name="P15"/>
      <text:p text:style-name="P15">import java.util.List;</text:p>
      <text:p text:style-name="P15"/>
      <text:p text:style-name="P15">import org.springframework.data.mongodb.repository.MongoRepository;</text:p>
      <text:p text:style-name="P15">import org.springframework.stereotype.Repository;</text:p>
      <text:p text:style-name="P15"/>
      <text:p text:style-name="P15">import com.GGMN.backend.model.Chave;</text:p>
      <text:p text:style-name="P15"/>
      <text:p text:style-name="P15">@Repository</text:p>
      <text:p text:style-name="P15">public interface ChaveRepository extends MongoRepository&lt;Chave, String&gt;{</text:p>
      <text:p text:style-name="P15"><text:tab/>List&lt;Chave&gt; findByStatus(boolean status);</text:p>
      <text:p text:style-name="P15"><text:tab/>List&lt;Chave&gt; findBySituacao(String situacao);</text:p>
      <text:p text:style-name="P15">}</text:p>
      <text:p text:style-name="P15"/>
      <text:p text:style-name="P15"/>
      <text:list xml:id="list190430511423795" text:continue-numbering="true" text:style-name="WWNum1">
        <text:list-item>
          <text:list>
            <text:list-item>
              <text:p text:style-name="P33">Uma classe com o nome de ChaveController com o seguinte conteúdo:</text:p>
            </text:list-item>
          </text:list>
        </text:list-item>
      </text:list>
      <text:p text:style-name="P16"/>
      <text:p text:style-name="P17">package com.GGMN.backend.controller;</text:p>
      <text:p text:style-name="P17"/>
      <text:p text:style-name="P17">import java.util.ArrayList;</text:p>
      <text:p text:style-name="P17">import java.util.List;</text:p>
      <text:p text:style-name="P17"/>
      <text:p text:style-name="P17">import org.springframework.beans.BeanUtils;</text:p>
      <text:p text:style-name="P17">import org.springframework.beans.factory.annotation.Autowired;</text:p>
      <text:p text:style-name="P17">import org.springframework.http.HttpStatus;</text:p>
      <text:p text:style-name="P17">import org.springframework.http.HttpStatusCode;</text:p>
      <text:p text:style-name="P17">import org.springframework.http.ResponseEntity;</text:p>
      <text:p text:style-name="P17">import org.springframework.stereotype.Controller;</text:p>
      <text:p text:style-name="P17">import org.springframework.stereotype.Service;</text:p>
      <text:p text:style-name="P17">import org.springframework.validation.annotation.Validated;</text:p>
      <text:p text:style-name="P17">import org.springframework.web.bind.annotation.CrossOrigin;</text:p>
      <text:p text:style-name="P17">import org.springframework.web.bind.annotation.GetMapping;</text:p>
      <text:p text:style-name="P17">import org.springframework.web.bind.annotation.PathVariable;</text:p>
      <text:p text:style-name="P17">import org.springframework.web.bind.annotation.PostMapping;</text:p>
      <text:p text:style-name="P17">import org.springframework.web.bind.annotation.RequestBody;</text:p>
      <text:p text:style-name="P17">import org.springframework.web.bind.annotation.RequestMapping;</text:p>
      <text:p text:style-name="P17">import org.springframework.web.bind.annotation.RestController;</text:p>
      <text:p text:style-name="P17"/>
      <text:p text:style-name="P17">import com.GGMN.backend.dto.ChaveRecordDto;</text:p>
      <text:p text:style-name="P17">import com.GGMN.backend.model.Chave;</text:p>
      <text:p text:style-name="P17">import com.GGMN.backend.repository.ChaveRepository;</text:p>
      <text:p text:style-name="P17"/>
      <text:p text:style-name="P17">@RestController</text:p>
      <text:p text:style-name="P17">@RequestMapping("/chaves")</text:p>
      <text:p text:style-name="P17">@CrossOrigin(origins = "http://localhost:8080")</text:p>
      <text:p text:style-name="P17">public class ChaveController {</text:p>
      <text:p text:style-name="P17"><text:tab/></text:p>
      <text:p text:style-name="P17"><text:tab/>@Autowired</text:p>
      <text:p text:style-name="P17"><text:tab/>private ChaveRepository chaveRepository;</text:p>
      <text:p text:style-name="P17"><text:tab/></text:p>
      <text:p text:style-name="P17"><text:tab/>@PostMapping</text:p>
      <text:p text:style-name="P17"><text:soft-page-break/><text:tab/>public ResponseEntity&lt;Chave&gt; saveChave(@RequestBody ChaveRecordDto chaveRecordDto) {</text:p>
      <text:p text:style-name="P17"><text:tab/><text:tab/></text:p>
      <text:p text:style-name="P17"><text:tab/><text:tab/>Chave chave = new Chave();</text:p>
      <text:p text:style-name="P17"><text:tab/><text:tab/>BeanUtils.copyProperties(chaveRecordDto, chave);</text:p>
      <text:p text:style-name="P17"><text:tab/><text:tab/></text:p>
      <text:p text:style-name="P17"><text:tab/><text:tab/></text:p>
      <text:p text:style-name="P17"><text:tab/><text:tab/>return ResponseEntity.status(HttpStatus.CREATED).body(chaveRepository.save(chave));</text:p>
      <text:p text:style-name="P17"><text:tab/>}</text:p>
      <text:p text:style-name="P17"><text:tab/></text:p>
      <text:p text:style-name="P17"><text:tab/>@GetMapping</text:p>
      <text:p text:style-name="P17"><text:tab/>public ResponseEntity&lt;List&lt;Chave&gt;&gt; getAllChaves() {</text:p>
      <text:p text:style-name="P17"><text:tab/><text:tab/></text:p>
      <text:p text:style-name="P17"><text:tab/><text:tab/>return ResponseEntity.status(HttpStatus.OK).body(chaveRepository.findAll());</text:p>
      <text:p text:style-name="P17"><text:tab/>}</text:p>
      <text:p text:style-name="P17"/>
      <text:p text:style-name="P17"><text:tab/>@GetMapping("/status/{status}")</text:p>
      <text:p text:style-name="P17"><text:tab/>public ResponseEntity&lt;List&lt;Chave&gt;&gt; getPerStauts(@PathVariable(value="status") boolean status) {<text:tab/><text:tab/></text:p>
      <text:p text:style-name="P17"><text:tab/><text:tab/></text:p>
      <text:p text:style-name="P17"><text:tab/><text:tab/></text:p>
      <text:p text:style-name="P17"><text:tab/><text:tab/>return ResponseEntity.status(HttpStatus.OK).body(chaveRepository.findByStatus(status));</text:p>
      <text:p text:style-name="P17"><text:tab/>}</text:p>
      <text:p text:style-name="P17"><text:tab/></text:p>
      <text:p text:style-name="P17"><text:tab/>@GetMapping("/situacao/{situacao}")</text:p>
      <text:p text:style-name="P17"><text:tab/>public ResponseEntity&lt;List&lt;Chave&gt;&gt; getPerSituacao(@PathVariable(value="situacao") String situacao) {<text:tab/><text:tab/></text:p>
      <text:p text:style-name="P17"><text:tab/><text:tab/></text:p>
      <text:p text:style-name="P17"><text:tab/><text:tab/>List&lt;Chave&gt; chaves = new ArrayList&lt;&gt;();</text:p>
      <text:p text:style-name="P17"><text:tab/><text:tab/></text:p>
      <text:p text:style-name="P17"><text:tab/><text:tab/>for (Chave chave : chaveRepository.findBySituacao(situacao)) {</text:p>
      <text:p text:style-name="P17"><text:tab/><text:tab/><text:tab/>if(chave.getStatus() == true) {</text:p>
      <text:p text:style-name="P17"><text:tab/><text:tab/><text:tab/><text:tab/>chaves.add(chave);</text:p>
      <text:p text:style-name="P17"><text:tab/><text:tab/><text:tab/>}</text:p>
      <text:p text:style-name="P17"><text:tab/><text:tab/>}</text:p>
      <text:p text:style-name="P17"><text:tab/><text:tab/></text:p>
      <text:p text:style-name="P17"><text:tab/><text:tab/></text:p>
      <text:p text:style-name="P17"><text:tab/><text:tab/></text:p>
      <text:p text:style-name="P17"><text:tab/><text:tab/>return ResponseEntity.status(HttpStatus.OK).body(chaves);</text:p>
      <text:p text:style-name="P17"><text:tab/>}</text:p>
      <text:p text:style-name="P17">}</text:p>
      <text:list xml:id="list190430281591197" text:continue-numbering="true" text:style-name="WWNum1">
        <text:list-item>
          <text:list>
            <text:list-item>
              <text:p text:style-name="P23"><text:span text:style-name="T29">Esse arquivo contem o tratamento de cada chamado da API fazendo a ligação do frontend com o banco de dados.</text:span><text:bookmark text:name="__DdeLink__1992_2575059525121"/><text:bookmark text:name="__DdeLink__2004_257505952511"/><text:bookmark text:name="__DdeLink__1983_2575059525121"/></text:p>
            </text:list-item>
          </text:list>
        </text:list-item>
      </text:list>
      <text:p text:style-name="P45"/>
      <text:p text:style-name="P45"/>
      <text:p text:style-name="P45"/>
      <text:p text:style-name="P47"><text:bookmark-start text:name="__DdeLink__324_13321290841"/><text:bookmark-start text:name="__DdeLink__1983_2575059525122"/><text:bookmark-start text:name="__DdeLink__2004_257505952512"/><text:bookmark-start text:name="__DdeLink__1992_2575059525122"/><text:span text:style-name="T16">C</text:span><text:bookmark-end text:name="__DdeLink__1983_2575059525122"/><text:bookmark-end text:name="__DdeLink__2004_257505952512"/><text:bookmark-end text:name="__DdeLink__1992_2575059525122"/><text:span text:style-name="T19">riação do DTO, Repository e Controller</text:span><text:bookmark-end text:name="__DdeLink__324_13321290841"/></text:p>
      <text:p text:style-name="P28"/>
      <text:list xml:id="list190431414022944" text:continue-numbering="true" text:style-name="WWNum1">
        <text:list-item>
          <text:p text:style-name="P35"><text:bookmark-start text:name="__DdeLink__515_23891267111"/><text:bookmark-start text:name="__DdeLink__538_2389126711"/><text:bookmark-start text:name="__DdeLink__532_2389126711"/><text:bookmark text:name="__DdeLink__1983_257505952511"/><text:bookmark text:name="__DdeLink__1992_257505952511"/><text:soft-page-break/><text:span text:style-name="T9">A</text:span><text:bookmark-end text:name="__DdeLink__515_23891267111"/><text:span text:style-name="T1">bra o projeto frontend no vscode e navegue até a pasta src abra o arquivo App.Svelte e copie o seuinte código:</text:span><text:bookmark-end text:name="__DdeLink__538_2389126711"/><text:bookmark-end text:name="__DdeLink__532_2389126711"/></text:p>
        </text:list-item>
      </text:list>
      <text:p text:style-name="P37"><text:tab/></text:p>
      <text:p text:style-name="P39"><text:span text:style-name="T30"><text:tab/></text:span><text:span text:style-name="T42">&lt;script&gt;</text:span></text:p>
      <text:p text:style-name="P40">//Importando as páginas como se fossem componentes</text:p>
      <text:p text:style-name="P40">import InserirPage from "./pages/InserirPage.svelte";</text:p>
      <text:p text:style-name="P40">import ListarPage from "./pages/ListarPage.svelte";</text:p>
      <text:p text:style-name="P40">//Selecionando a página inicial</text:p>
      <text:p text:style-name="P40">let page = 'InserirPage';</text:p>
      <text:p text:style-name="P40">function navigate(to) {</text:p>
      <text:p text:style-name="P40">page = to;</text:p>
      <text:p text:style-name="P40">}</text:p>
      <text:p text:style-name="P40">&lt;/script&gt;</text:p>
      <text:p text:style-name="P40">&lt;body&gt;</text:p>
      <text:p text:style-name="P40">&lt;h1&gt;IFTM - Empréstimo de Chaves&lt;/h1&gt;</text:p>
      <text:p text:style-name="P40">&lt;!--Criando o menu--&gt;</text:p>
      <text:p text:style-name="P40">&lt;nav&gt;</text:p>
      <text:p text:style-name="P40">&lt;a on:click={() =&gt; navigate('InserirPage')}&gt;Inserir Chave&lt;/a&gt;</text:p>
      <text:p text:style-name="P40">&lt;a on:click={() =&gt; navigate('ListarPage')}&gt;Lista de Chaves&lt;/a&gt;</text:p>
      <text:p text:style-name="P40">&lt;/nav&gt;</text:p>
      <text:p text:style-name="P40">{#if page === 'InserirPage'}</text:p>
      <text:p text:style-name="P40">&lt;InserirPage /&gt;</text:p>
      <text:p text:style-name="P40">{:else if page === 'ListarPage'}</text:p>
      <text:p text:style-name="P40">&lt;ListarPage /&gt;</text:p>
      <text:p text:style-name="P40">{/if}</text:p>
      <text:p text:style-name="P40">&lt;/body&gt;</text:p>
      <text:p text:style-name="P43"/>
      <text:p text:style-name="P40">&lt;style&gt;</text:p>
      <text:p text:style-name="P40">*{</text:p>
      <text:p text:style-name="P40">border: 0;</text:p>
      <text:p text:style-name="P40">margin: 0;</text:p>
      <text:p text:style-name="P40">padding: 0;</text:p>
      <text:p text:style-name="P40">}</text:p>
      <text:p text:style-name="P40">body {</text:p>
      <text:p text:style-name="P40">text-align: center;</text:p>
      <text:p text:style-name="P40">justify-content: center;</text:p>
      <text:p text:style-name="P40">display: block;</text:p>
      <text:p text:style-name="P40">background-color: rgb(34, 40, 49);</text:p>
      <text:p text:style-name="P40">color: rgb(238, 238, 238);</text:p>
      <text:p text:style-name="P40">overflow: auto;</text:p>
      <text:p text:style-name="P40">}</text:p>
      <text:p text:style-name="P43"/>
      <text:p text:style-name="P40">h1{</text:p>
      <text:p text:style-name="P40">margin-bottom: 20px;</text:p>
      <text:p text:style-name="P40">}</text:p>
      <text:p text:style-name="P43"/>
      <text:p text:style-name="P40">a{</text:p>
      <text:p text:style-name="P40">color:rgb(214, 90, 49);</text:p>
      <text:p text:style-name="P40">text-decoration: none;</text:p>
      <text:p text:style-name="P40">border: 3px solid rgb(214, 90, 49) ;</text:p>
      <text:p text:style-name="P40">padding: 15px;</text:p>
      <text:p text:style-name="P40"><text:soft-page-break/>}</text:p>
      <text:p text:style-name="P43"/>
      <text:p text:style-name="P40">a:hover{</text:p>
      <text:p text:style-name="P40">background-color: rgb(214, 90, 49);</text:p>
      <text:p text:style-name="P40">color: white;</text:p>
      <text:p text:style-name="P40">cursor: pointer;</text:p>
      <text:p text:style-name="P40">}</text:p>
      <text:p text:style-name="P40">&lt;/style&gt;</text:p>
      <text:p text:style-name="P37"><text:tab/><text:tab/></text:p>
      <text:list xml:id="list190430497278424" text:continue-numbering="true" text:style-name="WWNum1">
        <text:list-item>
          <text:p text:style-name="P36"><text:bookmark-start text:name="__DdeLink__532_23891267111"/><text:bookmark-start text:name="__DdeLink__515_238912671111"/><text:bookmark text:name="__DdeLink__1983_2575059525111"/><text:bookmark text:name="__DdeLink__1992_2575059525111"/><text:span text:style-name="T12">C</text:span><text:bookmark-end text:name="__DdeLink__532_23891267111"/><text:bookmark-end text:name="__DdeLink__515_238912671111"/><text:span text:style-name="T12">rie uma pasta camada pages e dentro dela um arquivo com o nome ListarPage.svelte e copie o seguinte código:</text:span></text:p>
        </text:list-item>
      </text:list>
      <text:p text:style-name="P38"><text:span text:style-name="T12"/></text:p>
      <text:p text:style-name="P42"><text:span text:style-name="T43">&lt;script&gt;</text:span></text:p>
      <text:p text:style-name="P41">let chave = { nome: "", situacao: "disponivel", status: true };</text:p>
      <text:p text:style-name="P44"/>
      <text:p text:style-name="P41">//Lista para mostrar as chaves</text:p>
      <text:p text:style-name="P41">let Listachaves = [];</text:p>
      <text:p text:style-name="P44"/>
      <text:p text:style-name="P41">async function carregarChaves() {</text:p>
      <text:p text:style-name="P41">try {</text:p>
      <text:p text:style-name="P41">const response = await fetch(</text:p>
      <text:p text:style-name="P41">"http://localhost:8081/chaves/situacao/disponivel"</text:p>
      <text:p text:style-name="P41">); // Adicione "http://" ao URL</text:p>
      <text:p text:style-name="P41">if (response.ok) {</text:p>
      <text:p text:style-name="P41">const chaves = await response.json();</text:p>
      <text:p text:style-name="P41">Listachaves = chaves;</text:p>
      <text:p text:style-name="P41">console.log(chaves); // Mude para "chaves" em vez de "Listachaves"</text:p>
      <text:p text:style-name="P41">} else {</text:p>
      <text:p text:style-name="P41">console.error(</text:p>
      <text:p text:style-name="P41">"Erro ao carregar as chaves:",</text:p>
      <text:p text:style-name="P41">response.statusText</text:p>
      <text:p text:style-name="P41">);</text:p>
      <text:p text:style-name="P41">}</text:p>
      <text:p text:style-name="P41">} catch (error) {</text:p>
      <text:p text:style-name="P41">console.error("Erro ao carregar as chaves:", error);</text:p>
      <text:p text:style-name="P41">}</text:p>
      <text:p text:style-name="P41">}</text:p>
      <text:p text:style-name="P44"/>
      <text:p text:style-name="P41">carregarChaves();</text:p>
      <text:p text:style-name="P44"/>
      <text:p text:style-name="P41">&lt;/script&gt;</text:p>
      <text:p text:style-name="P41">&lt;main&gt;</text:p>
      <text:p text:style-name="P41">&lt;h2&gt;Lista de Chaves Disponíveis:&lt;/h2&gt;</text:p>
      <text:p text:style-name="P41">&lt;ul&gt;</text:p>
      <text:p text:style-name="P41">{#each Listachaves as chave}</text:p>
      <text:p text:style-name="P41">{#if chave.situacao == "disponivel"}</text:p>
      <text:p text:style-name="P41">&lt;li&gt;🗝️{chave.nome} - Situação: {chave.situacao} ✅&lt;/li&gt;</text:p>
      <text:p text:style-name="P41">{:else}</text:p>
      <text:p text:style-name="P41">&lt;li&gt;🗝️{chave.nome} - Situação: {chave.situacao} ⛔&lt;/li&gt;</text:p>
      <text:p text:style-name="P41">{/if}</text:p>
      <text:p text:style-name="P41">{/each}</text:p>
      <text:p text:style-name="P41"><text:soft-page-break/>&lt;/ul&gt;</text:p>
      <text:p text:style-name="P41">&lt;/main&gt;</text:p>
      <text:p text:style-name="P41">&lt;style&gt;</text:p>
      <text:p text:style-name="P41">main {</text:p>
      <text:p text:style-name="P41">text-align: center;</text:p>
      <text:p text:style-name="P41">justify-content: center;</text:p>
      <text:p text:style-name="P41">display: block;</text:p>
      <text:p text:style-name="P41">background-color: rgb(34, 40, 49);</text:p>
      <text:p text:style-name="P41">color: rgb(238, 238, 238);</text:p>
      <text:p text:style-name="P41">overflow: auto;</text:p>
      <text:p text:style-name="P41">}</text:p>
      <text:p text:style-name="P44"/>
      <text:p text:style-name="P41">h2 {</text:p>
      <text:p text:style-name="P41">font-size: 2.5em;</text:p>
      <text:p text:style-name="P41">font-family: "Courier New", Courier, monospace;</text:p>
      <text:p text:style-name="P41">color: rgb(214, 90, 49);</text:p>
      <text:p text:style-name="P41">font-weight: bolder;</text:p>
      <text:p text:style-name="P41">}</text:p>
      <text:p text:style-name="P44"/>
      <text:p text:style-name="P41">button {</text:p>
      <text:p text:style-name="P41">background-color: rgb(214, 90, 49);</text:p>
      <text:p text:style-name="P41">color: rgb(238, 238, 238);</text:p>
      <text:p text:style-name="P41">padding: 1vh 2vh;</text:p>
      <text:p text:style-name="P41">border-radius: 5%;</text:p>
      <text:p text:style-name="P41">cursor: pointer;</text:p>
      <text:p text:style-name="P41">margin: 1vh;</text:p>
      <text:p text:style-name="P41">transition: background-color 0.3s;</text:p>
      <text:p text:style-name="P41">font-size: 1.5em;</text:p>
      <text:p text:style-name="P41">}</text:p>
      <text:p text:style-name="P44"/>
      <text:p text:style-name="P41">button:hover {</text:p>
      <text:p text:style-name="P41">background-color: rgb(57, 62, 70);</text:p>
      <text:p text:style-name="P41">}</text:p>
      <text:p text:style-name="P44"/>
      <text:p text:style-name="P41">label {</text:p>
      <text:p text:style-name="P41">margin-bottom: 5vh;</text:p>
      <text:p text:style-name="P41">font-family: Arial, Helvetica, sans-serif;</text:p>
      <text:p text:style-name="P41">font-weight: bold;</text:p>
      <text:p text:style-name="P41">font-size: 1.3em;</text:p>
      <text:p text:style-name="P41">}</text:p>
      <text:p text:style-name="P44"/>
      <text:p text:style-name="P41">input {</text:p>
      <text:p text:style-name="P41">padding: 1vh;</text:p>
      <text:p text:style-name="P41">margin: 3vh;</text:p>
      <text:p text:style-name="P41">border: 5px solid rgb(93, 104, 122);</text:p>
      <text:p text:style-name="P41">border-radius: 4px;</text:p>
      <text:p text:style-name="P41">}</text:p>
      <text:p text:style-name="P41">li {</text:p>
      <text:p text:style-name="P41">list-style: none;</text:p>
      <text:p text:style-name="P41">margin: 2vh;</text:p>
      <text:p text:style-name="P41">font-size: 2em;</text:p>
      <text:p text:style-name="P41"><text:soft-page-break/>}</text:p>
      <text:p text:style-name="P41">&lt;/style&gt;</text:p>
      <text:p text:style-name="P38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26M54S</meta:editing-duration>
    <meta:editing-cycles>6</meta:editing-cycles>
    <meta:generator>LibreOffice/7.3.7.2$Linux_X86_64 LibreOffice_project/30$Build-2</meta:generator>
    <dc:date>2023-10-31T19:04:29.714137852</dc:date>
    <meta:document-statistic meta:table-count="0" meta:image-count="0" meta:object-count="0" meta:page-count="7" meta:paragraph-count="245" meta:word-count="802" meta:character-count="7138" meta:non-whitespace-character-count="6461"/>
  </office:meta>
</office:document-meta>
</file>